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64">
      <style:paragraph-properties fo:line-height="90%" fo:text-align="left" style:tab-stop-distance="2.43056in" fo:margin-left="0in" fo:margin-right="0in" fo:text-indent="0in" fo:margin-top="0in" fo:margin-bottom="0.29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.20833in" fo:padding-bottom="0.20833in" fo:padding-left="0.87313in" fo:padding-right="0.20833in" draw:textarea-vertical-align="middle" draw:textarea-horizontal-align="left" draw:fill="solid" draw:fill-color="#ffffff" draw:opacity="4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6">
      <style:graphic-properties draw:fill="solid" draw:fill-color="#c4d5eb" draw:opacity="100%" draw:stroke="solid" svg:stroke-width="0.01389in" svg:stroke-color="#ffffff" svg:stroke-opacity="100%" draw:stroke-linejoin="miter" svg:stroke-linecap="butt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2.43056in" fo:margin-left="0in" fo:margin-right="0in" fo:text-indent="0in" fo:margin-top="0in" fo:margin-bottom="0.29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2.43056in" fo:margin-left="0in" fo:margin-right="0in" fo:text-indent="0in" fo:margin-top="0in" fo:margin-bottom="0.29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fo:wrap-option="wrap" fo:padding-top="0.20833in" fo:padding-bottom="0.20833in" fo:padding-left="0.87313in" fo:padding-right="0.20833in" draw:textarea-vertical-align="middle" draw:textarea-horizontal-align="left" draw:fill="solid" draw:fill-color="#ffffff" draw:opacity="4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1">
      <style:graphic-properties draw:fill="solid" draw:fill-color="#c4d5eb" draw:opacity="100%" draw:stroke="solid" svg:stroke-width="0.01389in" svg:stroke-color="#ffffff" svg:stroke-opacity="100%" draw:stroke-linejoin="miter" svg:stroke-linecap="butt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2.43056in" fo:margin-left="0in" fo:margin-right="0in" fo:text-indent="0in" fo:margin-top="0in" fo:margin-bottom="0.29167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20833in" fo:padding-bottom="0.20833in" fo:padding-left="0.87313in" fo:padding-right="0.20833in" draw:textarea-vertical-align="middle" draw:textarea-horizontal-align="left" draw:fill="solid" draw:fill-color="#ffffff" draw:opacity="4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76">
      <style:graphic-properties draw:fill="solid" draw:fill-color="#c4d5eb" draw:opacity="100%" draw:stroke="solid" svg:stroke-width="0.01389in" svg:stroke-color="#ffffff" svg:stroke-opacity="100%" draw:stroke-linejoin="miter" svg:stroke-linecap="butt"/>
    </style:style>
    <style:style style:family="graphic" style:name="a377">
      <style:graphic-properties/>
    </style:style>
    <style:style style:family="graphic" style:name="a360">
      <style:graphic-properties fo:wrap-option="wrap" fo:padding-top="0.20833in" fo:padding-bottom="0.20833in" fo:padding-left="0.87313in" fo:padding-right="0.20833in" draw:textarea-vertical-align="middle" draw:textarea-horizontal-align="left" draw:fill="solid" draw:fill-color="#ffffff" draw:opacity="40%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1">
      <style:graphic-properties draw:fill="solid" draw:fill-color="#c4d5eb" draw:opacity="100%" draw:stroke="solid" svg:stroke-width="0.01389in" svg:stroke-color="#ffffff" svg:stroke-opacity="100%" draw:stroke-linejoin="miter" svg:stroke-linecap="butt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69444in" style:font-size-asian="0.69444in" style:font-size-complex="0.69444in" fo:letter-spacing="0in" fo:language="en" style:language-asian="zh" fo:country="US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标题幻灯片" presentation:presentation-page-layout-name="Master1-PPL1" draw:id="Slide-256">
        <draw:g draw:name="图示 2" draw:id="id71" draw:style-name="a377">
          <svg:title/>
          <svg:desc/>
          <draw:custom-shape svg:x="2.39844in" svg:y="2.38717in" svg:width="4.125in" svg:height="1.28906in" draw:id="id63" draw:style-name="a360">
            <svg:title/>
            <svg:desc/>
            <text:p text:style-name="a359" text:class-names="" text:cond-style-name=""><text:span text:style-name="a357" text:class-names="">Smart 1</text:span><text:span text:style-name="a358" text:class-names=""/></text:p>
            <draw:enhanced-geometry xmlns:dr3d="urn:oasis:names:tc:opendocument:xmlns:dr3d:1.0" draw:type="non-primitive" svg:viewBox="0 0 3771900 1178718" draw:enhanced-path="M 0 0 L 3771900 0 3771900 1178718 0 11787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71900"/>
              <draw:equation draw:name="f7" draw:formula="?f4 / 1178718"/>
              <draw:equation draw:name="f8" draw:formula="0 * ?f5 / 3771900"/>
              <draw:equation draw:name="f9" draw:formula="0 * ?f4 / 1178718"/>
              <draw:equation draw:name="f10" draw:formula="3771900 * ?f5 / 3771900"/>
              <draw:equation draw:name="f11" draw:formula="1178718 * ?f4 / 11787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22656in" svg:y="2.20098in" svg:width="0.90234in" svg:height="1.35351in" draw:id="id64" draw:style-name="a36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177in" svg:y="2.38717in" svg:width="4.125in" svg:height="1.28906in" draw:id="id65" draw:style-name="a365">
            <svg:title/>
            <svg:desc/>
            <text:p text:style-name="a364" text:class-names="" text:cond-style-name=""><text:span text:style-name="a362" text:class-names="">Smart 2</text:span><text:span text:style-name="a363" text:class-names=""/></text:p>
            <draw:enhanced-geometry xmlns:dr3d="urn:oasis:names:tc:opendocument:xmlns:dr3d:1.0" draw:type="non-primitive" svg:viewBox="0 0 3771900 1178718" draw:enhanced-path="M 0 0 L 3771900 0 3771900 1178718 0 11787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71900"/>
              <draw:equation draw:name="f7" draw:formula="?f4 / 1178718"/>
              <draw:equation draw:name="f8" draw:formula="0 * ?f5 / 3771900"/>
              <draw:equation draw:name="f9" draw:formula="0 * ?f4 / 1178718"/>
              <draw:equation draw:name="f10" draw:formula="3771900 * ?f5 / 3771900"/>
              <draw:equation draw:name="f11" draw:formula="1178718 * ?f4 / 11787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8099in" svg:y="2.20098in" svg:width="0.90234in" svg:height="1.35351in" draw:id="id66" draw:style-name="a36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39844in" svg:y="4.00996in" svg:width="4.125in" svg:height="1.28906in" draw:id="id67" draw:style-name="a370">
            <svg:title/>
            <svg:desc/>
            <text:p text:style-name="a369" text:class-names="" text:cond-style-name=""><text:span text:style-name="a367" text:class-names="">Smart</text:span><text:span text:style-name="a368" text:class-names=""/></text:p>
            <draw:enhanced-geometry xmlns:dr3d="urn:oasis:names:tc:opendocument:xmlns:dr3d:1.0" draw:type="non-primitive" svg:viewBox="0 0 3771900 1178718" draw:enhanced-path="M 0 0 L 3771900 0 3771900 1178718 0 11787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71900"/>
              <draw:equation draw:name="f7" draw:formula="?f4 / 1178718"/>
              <draw:equation draw:name="f8" draw:formula="0 * ?f5 / 3771900"/>
              <draw:equation draw:name="f9" draw:formula="0 * ?f4 / 1178718"/>
              <draw:equation draw:name="f10" draw:formula="3771900 * ?f5 / 3771900"/>
              <draw:equation draw:name="f11" draw:formula="1178718 * ?f4 / 11787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2.22656in" svg:y="3.82376in" svg:width="0.90234in" svg:height="1.35351in" draw:id="id68" draw:style-name="a37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98177in" svg:y="4.00996in" svg:width="4.125in" svg:height="1.28906in" draw:id="id69" draw:style-name="a375">
            <svg:title/>
            <svg:desc/>
            <text:p text:style-name="a374" text:class-names="" text:cond-style-name=""><text:span text:style-name="a372" text:class-names="">Smart 4</text:span><text:span text:style-name="a373" text:class-names=""/></text:p>
            <draw:enhanced-geometry xmlns:dr3d="urn:oasis:names:tc:opendocument:xmlns:dr3d:1.0" draw:type="non-primitive" svg:viewBox="0 0 3771900 1178718" draw:enhanced-path="M 0 0 L 3771900 0 3771900 1178718 0 1178718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771900"/>
              <draw:equation draw:name="f7" draw:formula="?f4 / 1178718"/>
              <draw:equation draw:name="f8" draw:formula="0 * ?f5 / 3771900"/>
              <draw:equation draw:name="f9" draw:formula="0 * ?f4 / 1178718"/>
              <draw:equation draw:name="f10" draw:formula="3771900 * ?f5 / 3771900"/>
              <draw:equation draw:name="f11" draw:formula="1178718 * ?f4 / 1178718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8099in" svg:y="3.82376in" svg:width="0.90234in" svg:height="1.35351in" draw:id="id70" draw:style-name="a376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标题幻灯片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标题和内容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节标题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两栏内容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比较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仅标题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空白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内容与标题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图片与标题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标题和竖排文字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竖排标题与文本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2222in" style:font-size-asian="0.22222in" style:font-size-complex="0.22222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 Light" style:font-family-asian="等线 Light" style:font-pitch-asian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8889in" style:font-size-asian="0.38889in" style:font-size-complex="0.38889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27778in" style:font-size-asian="0.27778in" style:font-size-complex="0.27778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等线" style:font-family-asian="等线" style:font-pitch-asian="variable" fo:font-size="0.33333in" style:font-size-asian="0.33333in" style:font-size-complex="0.33333in" fo:letter-spacing="0in" style:language-asian="zh" style:country-asian="C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主题​​" style:page-layout-name="pageLayout1" draw:style-name="a0">
      <draw:frame draw:id="id0" presentation:style-name="a4" draw:name="标题占位符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单击此处编辑母版标题样式</text:span><text:span text:style-name="a2" text:class-names=""/></text:p>
        </draw:text-box>
        <svg:title/>
        <svg:desc/>
      </draw:frame>
      <draw:frame draw:id="id1" presentation:style-name="a21" draw:name="文本占位符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编辑母版文本样式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第二级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第三级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第五级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日期占位符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4/9/2021</text:date></text:span></text:p>
        </draw:text-box>
        <svg:title/>
        <svg:desc/>
      </draw:frame>
      <draw:frame draw:id="id3" presentation:style-name="a28" draw:name="页脚占位符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灯片编号占位符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标题幻灯片" style:page-layout-name="pageLayout1" draw:style-name="a32">
      <draw:frame draw:id="id5" presentation:style-name="a36" draw:name="标题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单击此处编辑母版标题样式</text:span><text:span text:style-name="a34" text:class-names=""/></text:p>
        </draw:text-box>
        <svg:title/>
        <svg:desc/>
      </draw:frame>
      <draw:frame draw:id="id6" presentation:style-name="a40" draw:name="副标题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单击以编辑母版副标题样式</text:span><text:span text:style-name="a38" text:class-names=""/></text:p>
        </draw:text-box>
        <svg:title/>
        <svg:desc/>
      </draw:frame>
      <draw:frame draw:id="id7" presentation:style-name="a44" draw:name="日期占位符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4/9/2021</text:date></text:span></text:p>
        </draw:text-box>
        <svg:title/>
        <svg:desc/>
      </draw:frame>
      <draw:frame draw:id="id8" presentation:style-name="a47" draw:name="页脚占位符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灯片编号占位符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标题和内容" style:page-layout-name="pageLayout1" draw:style-name="a51">
      <draw:frame draw:id="id10" presentation:style-name="a55" draw:name="标题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单击此处编辑母版标题样式</text:span><text:span text:style-name="a53" text:class-names=""/></text:p>
        </draw:text-box>
        <svg:title/>
        <svg:desc/>
      </draw:frame>
      <draw:frame draw:id="id11" presentation:style-name="a72" draw:name="内容占位符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编辑母版文本样式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第二级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第三级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第五级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日期占位符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4/9/2021</text:date></text:span></text:p>
        </draw:text-box>
        <svg:title/>
        <svg:desc/>
      </draw:frame>
      <draw:frame draw:id="id13" presentation:style-name="a79" draw:name="页脚占位符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灯片编号占位符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节标题" style:page-layout-name="pageLayout1" draw:style-name="a83">
      <draw:frame draw:id="id15" presentation:style-name="a87" draw:name="标题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单击此处编辑母版标题样式</text:span><text:span text:style-name="a85" text:class-names=""/></text:p>
        </draw:text-box>
        <svg:title/>
        <svg:desc/>
      </draw:frame>
      <draw:frame draw:id="id16" presentation:style-name="a91" draw:name="文本占位符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编辑母版文本样式</text:span></text:p>
            </text:list-item>
          </text:list>
        </draw:text-box>
        <svg:title/>
        <svg:desc/>
      </draw:frame>
      <draw:frame draw:id="id17" presentation:style-name="a95" draw:name="日期占位符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4/9/2021</text:date></text:span></text:p>
        </draw:text-box>
        <svg:title/>
        <svg:desc/>
      </draw:frame>
      <draw:frame draw:id="id18" presentation:style-name="a98" draw:name="页脚占位符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灯片编号占位符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两栏内容" style:page-layout-name="pageLayout1" draw:style-name="a102">
      <draw:frame draw:id="id20" presentation:style-name="a106" draw:name="标题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单击此处编辑母版标题样式</text:span><text:span text:style-name="a104" text:class-names=""/></text:p>
        </draw:text-box>
        <svg:title/>
        <svg:desc/>
      </draw:frame>
      <draw:frame draw:id="id21" presentation:style-name="a123" draw:name="内容占位符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编辑母版文本样式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第二级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第三级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第五级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内容占位符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编辑母版文本样式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第二级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第三级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第五级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日期占位符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4/9/2021</text:date></text:span></text:p>
        </draw:text-box>
        <svg:title/>
        <svg:desc/>
      </draw:frame>
      <draw:frame draw:id="id24" presentation:style-name="a147" draw:name="页脚占位符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灯片编号占位符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比较" style:page-layout-name="pageLayout1" draw:style-name="a151">
      <draw:frame draw:id="id26" presentation:style-name="a155" draw:name="标题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单击此处编辑母版标题样式</text:span><text:span text:style-name="a153" text:class-names=""/></text:p>
        </draw:text-box>
        <svg:title/>
        <svg:desc/>
      </draw:frame>
      <draw:frame draw:id="id27" presentation:style-name="a159" draw:name="文本占位符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编辑母版文本样式</text:span></text:p>
            </text:list-item>
          </text:list>
        </draw:text-box>
        <svg:title/>
        <svg:desc/>
      </draw:frame>
      <draw:frame draw:id="id28" presentation:style-name="a176" draw:name="内容占位符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编辑母版文本样式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第二级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第三级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第五级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文本占位符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编辑母版文本样式</text:span></text:p>
            </text:list-item>
          </text:list>
        </draw:text-box>
        <svg:title/>
        <svg:desc/>
      </draw:frame>
      <draw:frame draw:id="id30" presentation:style-name="a197" draw:name="内容占位符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编辑母版文本样式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第二级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第三级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第五级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日期占位符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4/9/2021</text:date></text:span></text:p>
        </draw:text-box>
        <svg:title/>
        <svg:desc/>
      </draw:frame>
      <draw:frame draw:id="id32" presentation:style-name="a204" draw:name="页脚占位符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灯片编号占位符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仅标题" style:page-layout-name="pageLayout1" draw:style-name="a208">
      <draw:frame draw:id="id34" presentation:style-name="a212" draw:name="标题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单击此处编辑母版标题样式</text:span><text:span text:style-name="a210" text:class-names=""/></text:p>
        </draw:text-box>
        <svg:title/>
        <svg:desc/>
      </draw:frame>
      <draw:frame draw:id="id35" presentation:style-name="a216" draw:name="日期占位符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4/9/2021</text:date></text:span></text:p>
        </draw:text-box>
        <svg:title/>
        <svg:desc/>
      </draw:frame>
      <draw:frame draw:id="id36" presentation:style-name="a219" draw:name="页脚占位符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灯片编号占位符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空白" style:page-layout-name="pageLayout1" draw:style-name="a223">
      <draw:frame draw:id="id38" presentation:style-name="a227" draw:name="日期占位符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4/9/2021</text:date></text:span></text:p>
        </draw:text-box>
        <svg:title/>
        <svg:desc/>
      </draw:frame>
      <draw:frame draw:id="id39" presentation:style-name="a230" draw:name="页脚占位符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灯片编号占位符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内容与标题" style:page-layout-name="pageLayout1" draw:style-name="a234">
      <draw:frame draw:id="id41" presentation:style-name="a238" draw:name="标题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单击此处编辑母版标题样式</text:span><text:span text:style-name="a236" text:class-names=""/></text:p>
        </draw:text-box>
        <svg:title/>
        <svg:desc/>
      </draw:frame>
      <draw:frame draw:id="id42" presentation:style-name="a255" draw:name="内容占位符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编辑母版文本样式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第二级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第三级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第五级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文本占位符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编辑母版文本样式</text:span></text:p>
            </text:list-item>
          </text:list>
        </draw:text-box>
        <svg:title/>
        <svg:desc/>
      </draw:frame>
      <draw:frame draw:id="id44" presentation:style-name="a263" draw:name="日期占位符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4/9/2021</text:date></text:span></text:p>
        </draw:text-box>
        <svg:title/>
        <svg:desc/>
      </draw:frame>
      <draw:frame draw:id="id45" presentation:style-name="a266" draw:name="页脚占位符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灯片编号占位符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图片与标题" style:page-layout-name="pageLayout1" draw:style-name="a270">
      <draw:frame draw:id="id47" presentation:style-name="a274" draw:name="标题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单击此处编辑母版标题样式</text:span><text:span text:style-name="a272" text:class-names=""/></text:p>
        </draw:text-box>
        <svg:title/>
        <svg:desc/>
      </draw:frame>
      <draw:frame draw:id="id48" presentation:style-name="a277" draw:name="图片占位符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文本占位符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编辑母版文本样式</text:span></text:p>
            </text:list-item>
          </text:list>
        </draw:text-box>
        <svg:title/>
        <svg:desc/>
      </draw:frame>
      <draw:frame draw:id="id50" presentation:style-name="a285" draw:name="日期占位符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4/9/2021</text:date></text:span></text:p>
        </draw:text-box>
        <svg:title/>
        <svg:desc/>
      </draw:frame>
      <draw:frame draw:id="id51" presentation:style-name="a288" draw:name="页脚占位符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灯片编号占位符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标题和竖排文字" style:page-layout-name="pageLayout1" draw:style-name="a292">
      <draw:frame draw:id="id53" presentation:style-name="a296" draw:name="标题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单击此处编辑母版标题样式</text:span><text:span text:style-name="a294" text:class-names=""/></text:p>
        </draw:text-box>
        <svg:title/>
        <svg:desc/>
      </draw:frame>
      <draw:frame draw:id="id54" presentation:style-name="a313" draw:name="竖排文字占位符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编辑母版文本样式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第二级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第三级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第五级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日期占位符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4/9/2021</text:date></text:span></text:p>
        </draw:text-box>
        <svg:title/>
        <svg:desc/>
      </draw:frame>
      <draw:frame draw:id="id56" presentation:style-name="a320" draw:name="页脚占位符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灯片编号占位符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竖排标题与文本" style:page-layout-name="pageLayout1" draw:style-name="a324">
      <draw:frame draw:id="id58" presentation:style-name="a328" draw:name="竖排标题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单击此处编辑母版标题样式</text:span><text:span text:style-name="a326" text:class-names=""/></text:p>
        </draw:text-box>
        <svg:title/>
        <svg:desc/>
      </draw:frame>
      <draw:frame draw:id="id59" presentation:style-name="a345" draw:name="竖排文字占位符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编辑母版文本样式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第二级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第三级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第四级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第五级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日期占位符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9/2021</text:date></text:span></text:p>
        </draw:text-box>
        <svg:title/>
        <svg:desc/>
      </draw:frame>
      <draw:frame draw:id="id61" presentation:style-name="a352" draw:name="页脚占位符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灯片编号占位符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演示文稿</dc:title>
    <meta:initial-creator>acmis</meta:initial-creator>
    <dc:creator>acmis</dc:creator>
    <meta:creation-date>2021-04-08T13:02:13Z</meta:creation-date>
    <dc:date>2021-04-09T02:26:28Z</dc:date>
    <meta:template xlink:href="Organic" xlink:type="simple"/>
    <meta:editing-cycles>1</meta:editing-cycles>
    <meta:editing-duration>PT452S</meta:editing-duration>
    <meta:document-statistic meta:paragraph-count="4" meta:word-count="7"/>
  </office:meta>
</office:document-meta>
</file>